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(buoancy)</text:p>
          </table:table-cell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RP heig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float" office:value="-8" calcext:value-type="float">
            <text:p>-8</text:p>
          </table:table-cell>
          <table:table-cell office:value-type="float" office:value="16.317" calcext:value-type="float">
            <text:p>16.317</text:p>
          </table:table-cell>
          <table:table-cell office:value-type="float" office:value="13.2014" calcext:value-type="float">
            <text:p>13.2014</text:p>
          </table:table-cell>
          <table:table-cell office:value-type="float" office:value="8.0404" calcext:value-type="float">
            <text:p>8.0404</text:p>
          </table:table-cell>
          <table:table-cell office:value-type="float" office:value="2.2106" calcext:value-type="float">
            <text:p>2.2106</text:p>
          </table:table-cell>
          <table:table-cell office:value-type="float" office:value="0.0333578" calcext:value-type="float">
            <text:p>0.0333578</text:p>
          </table:table-cell>
          <table:table-cell office:value-type="float" office:value="0.0421991" calcext:value-type="float">
            <text:p>0.042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17.6619" calcext:value-type="float">
            <text:p>17.6619</text:p>
          </table:table-cell>
          <table:table-cell office:value-type="float" office:value="13.1521" calcext:value-type="float">
            <text:p>13.1521</text:p>
          </table:table-cell>
          <table:table-cell office:value-type="float" office:value="5.33223" calcext:value-type="float">
            <text:p>5.33223</text:p>
          </table:table-cell>
          <table:table-cell office:value-type="float" office:value="0.456154" calcext:value-type="float">
            <text:p>0.456154</text:p>
          </table:table-cell>
          <table:table-cell office:value-type="float" office:value="0.045529" calcext:value-type="float">
            <text:p>0.045529</text:p>
          </table:table-cell>
          <table:table-cell office:value-type="float" office:value="0.0446028" calcext:value-type="float">
            <text:p>0.0446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8.8259" calcext:value-type="float">
            <text:p>18.8259</text:p>
          </table:table-cell>
          <table:table-cell office:value-type="float" office:value="12.8704" calcext:value-type="float">
            <text:p>12.8704</text:p>
          </table:table-cell>
          <table:table-cell office:value-type="float" office:value="3.92246" calcext:value-type="float">
            <text:p>3.92246</text:p>
          </table:table-cell>
          <table:table-cell office:value-type="float" office:value="0.138342" calcext:value-type="float">
            <text:p>0.138342</text:p>
          </table:table-cell>
          <table:table-cell office:value-type="float" office:value="0.0473602" calcext:value-type="float">
            <text:p>0.0473602</text:p>
          </table:table-cell>
          <table:table-cell office:value-type="float" office:value="0.0459248" calcext:value-type="float">
            <text:p>0.0459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.4423" calcext:value-type="float">
            <text:p>19.4423</text:p>
          </table:table-cell>
          <table:table-cell office:value-type="float" office:value="11.7539" calcext:value-type="float">
            <text:p>11.7539</text:p>
          </table:table-cell>
          <table:table-cell office:value-type="float" office:value="3.12018" calcext:value-type="float">
            <text:p>3.12018</text:p>
          </table:table-cell>
          <table:table-cell office:value-type="float" office:value="0.0602531" calcext:value-type="float">
            <text:p>0.0602531</text:p>
          </table:table-cell>
          <table:table-cell office:value-type="float" office:value="0.0491747" calcext:value-type="float">
            <text:p>0.0491747</text:p>
          </table:table-cell>
          <table:table-cell office:value-type="float" office:value="0.0454018" calcext:value-type="float">
            <text:p>0.0454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.1313" calcext:value-type="float">
            <text:p>19.1313</text:p>
          </table:table-cell>
          <table:table-cell office:value-type="float" office:value="11.5822" calcext:value-type="float">
            <text:p>11.5822</text:p>
          </table:table-cell>
          <table:table-cell office:value-type="float" office:value="2.64237" calcext:value-type="float">
            <text:p>2.64237</text:p>
          </table:table-cell>
          <table:table-cell office:value-type="float" office:value="0.0470096" calcext:value-type="float">
            <text:p>0.0470096</text:p>
          </table:table-cell>
          <table:table-cell office:value-type="float" office:value="0.0461851" calcext:value-type="float">
            <text:p>0.0461851</text:p>
          </table:table-cell>
          <table:table-cell office:value-type="float" office:value="0.0452878" calcext:value-type="float">
            <text:p>0.045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.4748" calcext:value-type="float">
            <text:p>17.4748</text:p>
          </table:table-cell>
          <table:table-cell office:value-type="float" office:value="11.5332" calcext:value-type="float">
            <text:p>11.5332</text:p>
          </table:table-cell>
          <table:table-cell office:value-type="float" office:value="2.62089" calcext:value-type="float">
            <text:p>2.62089</text:p>
          </table:table-cell>
          <table:table-cell office:value-type="float" office:value="0.0472367" calcext:value-type="float">
            <text:p>0.0472367</text:p>
          </table:table-cell>
          <table:table-cell office:value-type="float" office:value="0.04672" calcext:value-type="float">
            <text:p>0.04672</text:p>
          </table:table-cell>
          <table:table-cell office:value-type="float" office:value="0.0445737" calcext:value-type="float">
            <text:p>0.0445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.2858" calcext:value-type="float">
            <text:p>15.2858</text:p>
          </table:table-cell>
          <table:table-cell office:value-type="float" office:value="10.4907" calcext:value-type="float">
            <text:p>10.4907</text:p>
          </table:table-cell>
          <table:table-cell office:value-type="float" office:value="4.33869" calcext:value-type="float">
            <text:p>4.33869</text:p>
          </table:table-cell>
          <table:table-cell office:value-type="float" office:value="0.0727965" calcext:value-type="float">
            <text:p>0.0727965</text:p>
          </table:table-cell>
          <table:table-cell office:value-type="float" office:value="0.0462562" calcext:value-type="float">
            <text:p>0.0462562</text:p>
          </table:table-cell>
          <table:table-cell office:value-type="float" office:value="0.0438382" calcext:value-type="float">
            <text:p>0.0438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.89" calcext:value-type="float">
            <text:p>12.89</text:p>
          </table:table-cell>
          <table:table-cell office:value-type="float" office:value="9.50575" calcext:value-type="float">
            <text:p>9.50575</text:p>
          </table:table-cell>
          <table:table-cell office:value-type="float" office:value="5.18165" calcext:value-type="float">
            <text:p>5.18165</text:p>
          </table:table-cell>
          <table:table-cell office:value-type="float" office:value="1.47347" calcext:value-type="float">
            <text:p>1.47347</text:p>
          </table:table-cell>
          <table:table-cell office:value-type="float" office:value="0.0481988" calcext:value-type="float">
            <text:p>0.0481988</text:p>
          </table:table-cell>
          <table:table-cell office:value-type="float" office:value="0.0413723" calcext:value-type="float">
            <text:p>0.0413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.9824" calcext:value-type="float">
            <text:p>11.9824</text:p>
          </table:table-cell>
          <table:table-cell office:value-type="float" office:value="8.9009" calcext:value-type="float">
            <text:p>8.9009</text:p>
          </table:table-cell>
          <table:table-cell office:value-type="float" office:value="5.77791" calcext:value-type="float">
            <text:p>5.77791</text:p>
          </table:table-cell>
          <table:table-cell office:value-type="float" office:value="3.0011" calcext:value-type="float">
            <text:p>3.0011</text:p>
          </table:table-cell>
          <table:table-cell office:value-type="float" office:value="0.895087" calcext:value-type="float">
            <text:p>0.895087</text:p>
          </table:table-cell>
          <table:table-cell office:value-type="float" office:value="0.0452297" calcext:value-type="float">
            <text:p>0.04522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(~pitch</text:p>
          </table:table-cell>
          <table:table-cell table:style-name="ce1" office:value-type="string" calcext:value-type="string">
            <text:p>moment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RP heig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itch</text:p>
          </table:table-cell>
          <table:table-cell office:value-type="float" office:value="-8" calcext:value-type="float">
            <text:p>-8</text:p>
          </table:table-cell>
          <table:table-cell office:value-type="float" office:value="26.7265" calcext:value-type="float">
            <text:p>26.7265</text:p>
          </table:table-cell>
          <table:table-cell office:value-type="float" office:value="34.9225" calcext:value-type="float">
            <text:p>34.9225</text:p>
          </table:table-cell>
          <table:table-cell office:value-type="float" office:value="29.6528" calcext:value-type="float">
            <text:p>29.6528</text:p>
          </table:table-cell>
          <table:table-cell office:value-type="float" office:value="9.27945" calcext:value-type="float">
            <text:p>9.27945</text:p>
          </table:table-cell>
          <table:table-cell office:value-type="float" office:value="0.0122147" calcext:value-type="float">
            <text:p>0.0122147</text:p>
          </table:table-cell>
          <table:table-cell office:value-type="float" office:value="0.0652619" calcext:value-type="float">
            <text:p>0.065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21.6465" calcext:value-type="float">
            <text:p>21.6465</text:p>
          </table:table-cell>
          <table:table-cell office:value-type="float" office:value="32.7407" calcext:value-type="float">
            <text:p>32.7407</text:p>
          </table:table-cell>
          <table:table-cell office:value-type="float" office:value="16.0718" calcext:value-type="float">
            <text:p>16.0718</text:p>
          </table:table-cell>
          <table:table-cell office:value-type="float" office:value="1.31901" calcext:value-type="float">
            <text:p>1.31901</text:p>
          </table:table-cell>
          <table:table-cell office:value-type="float" office:value="0.0503481" calcext:value-type="float">
            <text:p>0.0503481</text:p>
          </table:table-cell>
          <table:table-cell office:value-type="float" office:value="0.0551588" calcext:value-type="float">
            <text:p>0.055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8.4823" calcext:value-type="float">
            <text:p>18.4823</text:p>
          </table:table-cell>
          <table:table-cell office:value-type="float" office:value="25.8278" calcext:value-type="float">
            <text:p>25.8278</text:p>
          </table:table-cell>
          <table:table-cell office:value-type="float" office:value="9.59367" calcext:value-type="float">
            <text:p>9.59367</text:p>
          </table:table-cell>
          <table:table-cell office:value-type="float" office:value="0.231049" calcext:value-type="float">
            <text:p>0.231049</text:p>
          </table:table-cell>
          <table:table-cell office:value-type="float" office:value="0.0451462" calcext:value-type="float">
            <text:p>0.0451462</text:p>
          </table:table-cell>
          <table:table-cell office:value-type="float" office:value="0.0523531" calcext:value-type="float">
            <text:p>0.052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.909" calcext:value-type="float">
            <text:p>16.909</text:p>
          </table:table-cell>
          <table:table-cell office:value-type="float" office:value="14.799" calcext:value-type="float">
            <text:p>14.799</text:p>
          </table:table-cell>
          <table:table-cell office:value-type="float" office:value="5.51711" calcext:value-type="float">
            <text:p>5.51711</text:p>
          </table:table-cell>
          <table:table-cell office:value-type="float" office:value="0.0324751" calcext:value-type="float">
            <text:p>0.0324751</text:p>
          </table:table-cell>
          <table:table-cell office:value-type="float" office:value="0.0358669" calcext:value-type="float">
            <text:p>0.0358669</text:p>
          </table:table-cell>
          <table:table-cell office:value-type="float" office:value="0.0417592" calcext:value-type="float">
            <text:p>0.0417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.381" calcext:value-type="float">
            <text:p>16.381</text:p>
          </table:table-cell>
          <table:table-cell office:value-type="float" office:value="3.48173" calcext:value-type="float">
            <text:p>3.48173</text:p>
          </table:table-cell>
          <table:table-cell office:value-type="float" office:value="2.48138" calcext:value-type="float">
            <text:p>2.48138</text:p>
          </table:table-cell>
          <table:table-cell office:value-type="float" office:value="0.0182493" calcext:value-type="float">
            <text:p>0.0182493</text:p>
          </table:table-cell>
          <table:table-cell office:value-type="float" office:value="0.025507" calcext:value-type="float">
            <text:p>0.025507</text:p>
          </table:table-cell>
          <table:table-cell office:value-type="float" office:value="0.0308116" calcext:value-type="float">
            <text:p>0.0308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.2397" calcext:value-type="float">
            <text:p>11.2397</text:p>
          </table:table-cell>
          <table:table-cell office:value-type="float" office:value="-6.26836" calcext:value-type="float">
            <text:p>-6.26836</text:p>
          </table:table-cell>
          <table:table-cell office:value-type="float" office:value="-0.817712" calcext:value-type="float">
            <text:p>-0.817712</text:p>
          </table:table-cell>
          <table:table-cell office:value-type="float" office:value="0.0153904" calcext:value-type="float">
            <text:p>0.0153904</text:p>
          </table:table-cell>
          <table:table-cell office:value-type="float" office:value="0.0201367" calcext:value-type="float">
            <text:p>0.0201367</text:p>
          </table:table-cell>
          <table:table-cell office:value-type="float" office:value="0.0201256" calcext:value-type="float">
            <text:p>0.020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.29398" calcext:value-type="float">
            <text:p>1.29398</text:p>
          </table:table-cell>
          <table:table-cell office:value-type="float" office:value="-13.1113" calcext:value-type="float">
            <text:p>-13.1113</text:p>
          </table:table-cell>
          <table:table-cell office:value-type="float" office:value="-12.3042" calcext:value-type="float">
            <text:p>-12.3042</text:p>
          </table:table-cell>
          <table:table-cell office:value-type="float" office:value="-0.134528" calcext:value-type="float">
            <text:p>-0.134528</text:p>
          </table:table-cell>
          <table:table-cell office:value-type="float" office:value="0.00433407" calcext:value-type="float">
            <text:p>0.00433407</text:p>
          </table:table-cell>
          <table:table-cell office:value-type="float" office:value="0.000415467" calcext:value-type="float">
            <text:p>0.000415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4.20037" calcext:value-type="float">
            <text:p>-4.20037</text:p>
          </table:table-cell>
          <table:table-cell office:value-type="float" office:value="-15.0343" calcext:value-type="float">
            <text:p>-15.0343</text:p>
          </table:table-cell>
          <table:table-cell office:value-type="float" office:value="-16.3955" calcext:value-type="float">
            <text:p>-16.3955</text:p>
          </table:table-cell>
          <table:table-cell office:value-type="float" office:value="-7.74351" calcext:value-type="float">
            <text:p>-7.74351</text:p>
          </table:table-cell>
          <table:table-cell office:value-type="float" office:value="-0.0425143" calcext:value-type="float">
            <text:p>-0.0425143</text:p>
          </table:table-cell>
          <table:table-cell office:value-type="float" office:value="-0.00589553" calcext:value-type="float">
            <text:p>-0.00589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8.36804" calcext:value-type="float">
            <text:p>-8.36804</text:p>
          </table:table-cell>
          <table:table-cell office:value-type="float" office:value="-15.7599" calcext:value-type="float">
            <text:p>-15.7599</text:p>
          </table:table-cell>
          <table:table-cell office:value-type="float" office:value="-17.8391" calcext:value-type="float">
            <text:p>-17.8391</text:p>
          </table:table-cell>
          <table:table-cell office:value-type="float" office:value="-14.0865" calcext:value-type="float">
            <text:p>-14.0865</text:p>
          </table:table-cell>
          <table:table-cell office:value-type="float" office:value="-5.33393" calcext:value-type="float">
            <text:p>-5.33393</text:p>
          </table:table-cell>
          <table:table-cell office:value-type="float" office:value="-0.0484868" calcext:value-type="float">
            <text:p>-0.048486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 style:data-style-name="N2" text:time-value="23:03:19.301549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4T21:44:47.073698170</meta:creation-date>
    <dc:date>2015-07-25T23:05:13.539812829</dc:date>
    <meta:editing-duration>PT8M14S</meta:editing-duration>
    <meta:editing-cycles>8</meta:editing-cycles>
    <meta:generator>LibreOffice/4.4.4.3$Linux_X86_64 LibreOffice_project/40m0$Build-3</meta:generator>
    <meta:document-statistic meta:table-count="1" meta:cell-count="169" meta:object-count="0"/>
  </office:meta>
</office:document-meta>
</file>